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8ea5" officeooo:paragraph-rsid="00050c28"/>
    </style:style>
    <style:style style:name="P2" style:family="paragraph" style:parent-style-name="Standard">
      <style:paragraph-properties fo:text-align="start" style:justify-single-word="false"/>
      <style:text-properties officeooo:rsid="00058ea5" officeooo:paragraph-rsid="00050c28"/>
    </style:style>
    <style:style style:name="P3" style:family="paragraph" style:parent-style-name="Standard">
      <style:paragraph-properties fo:text-align="center" style:justify-single-word="false"/>
      <style:text-properties fo:font-size="24pt" officeooo:rsid="00050c28" officeooo:paragraph-rsid="00050c28" style:font-size-asian="21pt" style:font-size-complex="24pt"/>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officeooo:rsid="00055508" officeooo:paragraph-rsid="00055508" style:font-size-asian="14pt" style:font-size-complex="16pt"/>
    </style:style>
    <style:style style:name="P5" style:family="paragraph" style:parent-style-name="Standard">
      <style:paragraph-properties fo:text-align="start" style:justify-single-word="false"/>
      <style:text-properties fo:font-size="12pt" style:text-underline-style="none" officeooo:rsid="0005a1ea" officeooo:paragraph-rsid="0005a1ea"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05a1ea" officeooo:paragraph-rsid="000735ef"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05a1ea" officeooo:paragraph-rsid="0008a4bd"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05a1ea" officeooo:paragraph-rsid="0009b252"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05a1ea" officeooo:paragraph-rsid="000bac9b"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05a1ea" officeooo:paragraph-rsid="000e8e85"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0735ef" officeooo:paragraph-rsid="000735ef"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0735ef" officeooo:paragraph-rsid="0009b252"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0735ef" officeooo:paragraph-rsid="000bac9b"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0735ef" officeooo:paragraph-rsid="000d61a4"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0735ef" officeooo:paragraph-rsid="000e8e85"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0bac9b" officeooo:paragraph-rsid="000bac9b"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0bac9b" officeooo:paragraph-rsid="000e8e85"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0735ef" officeooo:paragraph-rsid="000735ef" style:font-size-asian="10.5pt" style:font-size-complex="12pt"/>
    </style:style>
    <style:style style:name="P19" style:family="paragraph" style:parent-style-name="Standard">
      <style:paragraph-properties fo:text-align="start" style:justify-single-word="false"/>
      <style:text-properties fo:font-size="12pt" style:text-underline-style="none" officeooo:rsid="0005a1ea" officeooo:paragraph-rsid="001084d0" style:font-size-asian="10.5pt" style:font-size-complex="12pt"/>
    </style:style>
    <style:style style:name="P20" style:family="paragraph" style:parent-style-name="Standard">
      <style:paragraph-properties fo:text-align="start" style:justify-single-word="false"/>
      <style:text-properties fo:font-size="12pt" style:text-underline-style="none" officeooo:rsid="001084d0" officeooo:paragraph-rsid="001084d0" style:font-size-asian="10.5pt" style:font-size-complex="12pt"/>
    </style:style>
    <style:style style:name="P21" style:family="paragraph" style:parent-style-name="Standard">
      <style:paragraph-properties fo:text-align="start" style:justify-single-word="false"/>
      <style:text-properties fo:font-size="16pt" style:text-underline-style="solid" style:text-underline-width="auto" style:text-underline-color="font-color" officeooo:rsid="00055508" officeooo:paragraph-rsid="00055508" style:font-size-asian="14pt" style:font-size-complex="16pt"/>
    </style:style>
    <style:style style:name="T1" style:family="text">
      <style:text-properties style:font-size-asian="12pt"/>
    </style:style>
    <style:style style:name="T2" style:family="text">
      <style:text-properties officeooo:rsid="00055508" style:font-size-asian="12pt"/>
    </style:style>
    <style:style style:name="T3" style:family="text">
      <style:text-properties officeooo:rsid="0009b252" style:font-size-asian="12pt"/>
    </style:style>
    <style:style style:name="T4" style:family="text">
      <style:text-properties officeooo:rsid="000735ef"/>
    </style:style>
    <style:style style:name="T5" style:family="text">
      <style:text-properties officeooo:rsid="0008a4bd"/>
    </style:style>
    <style:style style:name="T6" style:family="text">
      <style:text-properties officeooo:rsid="0009b252"/>
    </style:style>
    <style:style style:name="T7" style:family="text">
      <style:text-properties officeooo:rsid="000d61a4"/>
    </style:style>
    <style:style style:name="T8" style:family="text">
      <style:text-properties officeooo:rsid="000e8e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oupe F</text:p>
      <text:p text:style-name="P1"/>
      <text:p text:style-name="P1">Vachey Joris</text:p>
      <text:p text:style-name="P1">Morain Nolan</text:p>
      <text:p text:style-name="P1">Meunier Tifany</text:p>
      <text:p text:style-name="P1"/>
      <text:p text:style-name="P1"/>
      <text:p text:style-name="P3">Manuel d’utilisation </text:p>
      <text:p text:style-name="P2"/>
      <text:p text:style-name="P2"/>
      <text:p text:style-name="P2"/>
      <text:p text:style-name="P4">(Page de Connexion </text:p>
      <text:p text:style-name="P4">Page d’inscription)</text:p>
      <text:p text:style-name="P4"/>
      <text:p text:style-name="P4"/>
      <text:p text:style-name="P4"/>
      <text:p text:style-name="P4">Page d’accueil </text:p>
      <text:p text:style-name="P5"/>
      <text:p text:style-name="P5">L’utilisateur peut se déconnecter en appuyant sur le bouton portant le même nom.</text:p>
      <text:p text:style-name="P5">Il peut voir la liste des campagnes en cours, en cliquant sur une campagne cela nous emmène sur la page<text:span text:style-name="T1"> « </text:span><text:span text:style-name="T2">Page d’informations sur la campagne », </text:span><text:span text:style-name="T1">nous pouvons également ajouter une campagne en appuyant sur le bouton « + » au dessus des campagnes en cours, cela nous emmène sur la page « Page de planification d’une campagne » .</text:span></text:p>
      <text:p text:style-name="P5"><text:span text:style-name="T1">Finalement, i</text:span>l peut voir la liste des plateformes de fouille, en cliquant sur une plateforme cela nous emmène sur la page<text:span text:style-name="T1"> « </text:span><text:span text:style-name="T2">Page d’informations sur la </text:span>plateforme<text:span text:style-name="T2">», </text:span><text:span text:style-name="T1">nous pouvons également ajouter une </text:span>plateforme<text:span text:style-name="T1"> en appuyant sur le bouton « + » au dessus des </text:span>plateformes<text:span text:style-name="T1"> de fouille, cela nous emmène sur la page « Page de création d’une fouille » .</text:span></text:p>
      <text:p text:style-name="P4"/>
      <text:p text:style-name="P4">Page d’informations sur la plateforme</text:p>
      <text:p text:style-name="P4"/>
      <text:p text:style-name="P6">L’utilisateur peut se déconnecter en appuyant sur le bouton portant le même nom <text:span text:style-name="T4">et revenir à la page d’accueil en appuyant sur la maison ou revenir à la page précédente avec la flèche retour ( les changements ne seront pas sauvegardés).</text:span></text:p>
      <text:p text:style-name="P9"><text:span text:style-name="T4">Il peut voir les informations de la plateforme concernant l’adresse, le nombre de personnes, l’intervalle de maintenance, la dernière maintenance</text:span><text:span text:style-name="T5">, </text:span><text:span text:style-name="T4">le coût journalier.</text:span></text:p>
      <text:p text:style-name="P11">Il peut planifier une date de début de maintenance en choisissant la date et en confirmant avec le bouton coche (cela renvoi une erreur si elle est déjà en maintenance ou si une campagne est prévue à ce moment).</text:p>
      <text:p text:style-name="P11">En cliquant sur le bouton « voir la campagne associée » nous arrivons sur la page « Page d’informations sur la campagne » et en appuyant sur le bouton « modifier les informations » nous arrivons sur une page de modification des informations de la plateforme basée sur la « Page de création d’une plateforme ».</text:p>
      <text:p text:style-name="P11">Finalement, il peut voir la liste des équipements sur la plateforme.</text:p>
      <text:p text:style-name="P4">Page d’informations sur la campagne</text:p>
      <text:p text:style-name="P4"/>
      <text:p text:style-name="P7">L’utilisateur peut se déconnecter en appuyant sur le bouton portant le même nom <text:span text:style-name="T4">et revenir à la page d’accueil en appuyant sur la maison ou revenir à la page précédente avec la flèche retour ( les changements ne seront pas sauvegardés).</text:span></text:p>
      <text:p text:style-name="P6"><text:soft-page-break/><text:span text:style-name="T4">Il peut voir les informations de la </text:span><text:span text:style-name="T5">campagne</text:span><text:span text:style-name="T4"> concernant l’adresse, l</text:span><text:span text:style-name="T5">a date de début</text:span><text:span text:style-name="T4">, </text:span><text:span text:style-name="T5">la durée.</text:span></text:p>
      <text:p text:style-name="P8"><text:span text:style-name="T4">Il peut </text:span><text:span text:style-name="T6">accéder à la page « </text:span><text:span text:style-name="T2">Page de fichiers séquences d’une campagne » </text:span><text:span text:style-name="T3">en cliquant sur le bouton accéder aux échantillons de la campagne</text:span><text:span text:style-name="T4">.</text:span></text:p>
      <text:p text:style-name="P12">En cliquant sur le bouton « voir la <text:span text:style-name="T6">plateforme</text:span> associée » nous arrivons sur la page « Page d’informations sur la <text:span text:style-name="T6">plateforme </text:span>» et en appuyant sur le bouton « modifier les informations » nous arrivons sur une page de modification des informations de la <text:span text:style-name="T5">campagne</text:span> basée sur la « Page de <text:span text:style-name="T6">planification</text:span> d’une <text:span text:style-name="T5">campagne</text:span>».</text:p>
      <text:p text:style-name="P12">Finalement, il peut voir la liste des <text:span text:style-name="T6">personnes présentes</text:span> sur la <text:span text:style-name="T5">campagne</text:span>.</text:p>
      <text:p text:style-name="P11"/>
      <text:p text:style-name="P4">Page de création d’une plateforme</text:p>
      <text:p text:style-name="P4"/>
      <text:p text:style-name="P9">L’utilisateur peut se déconnecter en appuyant sur le bouton portant le même nom <text:span text:style-name="T4">et revenir à la page d’accueil en appuyant sur la maison ou revenir à la page précédente avec la flèche retour ( les changements ne seront pas sauvegardés).</text:span></text:p>
      <text:p text:style-name="P16">Il doit rentrer les informations nécessaires à la création d’une nouvelle plateforme ( nom de la plateforme, nombre de personnes minimum, <text:span text:style-name="T7">coût journalier d’exploitation, intervalle de maintenance) puis, cocher les habilitations voulues pour la plateforme.</text:span></text:p>
      <text:p text:style-name="P14">Finalement, <text:span text:style-name="T7">on valide la création de la plateforme en appuyant sur « Créer la plateforme »</text:span>.</text:p>
      <text:p text:style-name="P13"/>
      <text:p text:style-name="P4">Page de planification d’une campagne</text:p>
      <text:p text:style-name="P4"/>
      <text:p text:style-name="P10">L’utilisateur peut se déconnecter en appuyant sur le bouton portant le même nom <text:span text:style-name="T4">et revenir à la page d’accueil en appuyant sur la maison ou revenir à la page précédente avec la flèche retour ( les changements ne seront pas sauvegardés).</text:span></text:p>
      <text:p text:style-name="P17">Il doit rentrer les informations nécessaires à la <text:span text:style-name="T8">planification d’un </text:span><text:span text:style-name="T3">campagne</text:span> ( <text:span text:style-name="T8">date, lieu, durée, plateforme liée</text:span><text:span text:style-name="T7">) puis </text:span><text:span text:style-name="T8">cliquer sur « chercher les personnes disponibles » qui va afficher dans l’encadré du dessous les personnes disponibles selon les informations indiquées, il nous reste plus qu’à cocher les personnes voulues</text:span><text:span text:style-name="T7">.</text:span></text:p>
      <text:p text:style-name="P15">Finalement, <text:span text:style-name="T7">on valide la </text:span><text:span text:style-name="T8">planification de la </text:span><text:span text:style-name="T3">campagne </text:span><text:span text:style-name="T7">en appuyant sur « Créer la </text:span><text:span text:style-name="T3">campagne</text:span><text:span text:style-name="T7">»</text:span>.</text:p>
      <text:p text:style-name="P15"/>
      <text:p text:style-name="P4">Page de fichiers séquences d’une campagne</text:p>
      <text:p text:style-name="P4"/>
      <text:p text:style-name="P19">L’utilisateur peut se déconnecter en appuyant sur le bouton portant le même nom <text:span text:style-name="T4">et revenir à la page d’accueil en appuyant sur la maison ou revenir à la page précédente avec la flèche retour ( les changements ne seront pas sauvegardés).</text:span></text:p>
      <text:p text:style-name="P20">Il peut cliquer sur le fichier séquencé de son choix, a la droite du menu déroulant s’affichera alors les informations sur le fichier, l’échantillon, l’espèce, puis le chercheur peut mettre un commentaire au fichier ou le télévers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5T11:22:59.397958312</meta:creation-date>
    <dc:date>2025-09-29T15:53:53.978740930</dc:date>
    <meta:editing-duration>PT43M34S</meta:editing-duration>
    <meta:editing-cycles>8</meta:editing-cycles>
    <meta:generator>LibreOffice/24.2.7.2$Linux_X86_64 LibreOffice_project/420$Build-2</meta:generator>
    <meta:document-statistic meta:table-count="0" meta:image-count="0" meta:object-count="0" meta:page-count="2" meta:paragraph-count="34" meta:word-count="772" meta:character-count="4603" meta:non-whitespace-character-count="3862"/>
  </office:meta>
</office:document-meta>
</file>